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18000003BA000001771D83B9222FFEA72C.gif" manifest:media-type="image/gif"/>
  <manifest:file-entry manifest:full-path="Pictures/10000018000003BA00000177BADFABD91CA358F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5.24cm" svg:height="9.921cm" svg:x="1.499cm" svg:y="2.998cm">
          <draw:image xlink:href="Pictures/10000018000003BA00000177BADFABD91CA358FA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>
                  <anim:set smil:begin="0s" smil:dur="0.2s" smil:fill="hold" smil:targetElement="id1" smil:attributeName="visibility" smil:to="visible"/>
                </anim:par>
              </anim:par>
              <anim:par smil:begin="0.2s">
                <anim:par smil:begin="0s" smil:fill="hold" presentation:node-type="after-previous">
                  <anim:set smil:begin="0s" smil:dur="0.001s" smil:fill="hold" smil:targetElement="id1" smil:attributeName="visibility" smil:to="hidden"/>
                </anim:par>
              </anim:par>
              <anim:par smil:begin="0.201s">
                <anim:par smil:begin="0s" smil:fill="hold" presentation:node-type="after-previous">
                  <anim:set smil:begin="0s" smil:dur="0.2s" smil:fill="hold" smil:targetElement="id2" smil:attributeName="visibility" smil:to="visible"/>
                </anim:par>
              </anim:par>
              <anim:par smil:begin="0.401s">
                <anim:par smil:begin="0s" smil:fill="hold" presentation:node-type="after-previous">
                  <anim:set smil:begin="0s" smil:dur="0.001s" smil:fill="hold" smil:targetElement="id2" smil:attributeName="visibility" smil:to="hidden"/>
                </anim:par>
              </anim:par>
              <anim:par smil:begin="0.402s">
                <anim:par smil:begin="0s" smil:fill="hold" presentation:node-type="after-previous">
                  <anim:set smil:begin="0s" smil:dur="0.2s" smil:fill="hold" smil:targetElement="id3" smil:attributeName="visibility" smil:to="visible"/>
                </anim:par>
              </anim:par>
              <anim:par smil:begin="0.602s">
                <anim:par smil:begin="0s" smil:fill="hold" presentation:node-type="after-previous">
                  <anim:set smil:begin="0s" smil:dur="0.001s" smil:fill="hold" smil:targetElement="id3" smil:attributeName="visibility" smil:to="hidden"/>
                </anim:par>
              </anim:par>
              <anim:par smil:begin="0.603s">
                <anim:par smil:begin="0s" smil:fill="hold" presentation:node-type="after-previous">
                  <anim:set smil:begin="0s" smil:dur="0.2s" smil:fill="hold" smil:targetElement="id4" smil:attributeName="visibility" smil:to="visible"/>
                </anim:par>
              </anim:par>
              <anim:par smil:begin="0.803s">
                <anim:par smil:begin="0s" smil:fill="hold" presentation:node-type="after-previous">
                  <anim:set smil:begin="0s" smil:dur="0.001s" smil:fill="hold" smil:targetElement="id4" smil:attributeName="visibility" smil:to="hidden"/>
                </anim:par>
              </anim:par>
              <anim:par smil:begin="0.804s">
                <anim:par smil:begin="0s" smil:fill="hold" presentation:node-type="after-previous">
                  <anim:set smil:begin="0s" smil:dur="0.2s" smil:fill="hold" smil:targetElement="id5" smil:attributeName="visibility" smil:to="visible"/>
                </anim:par>
              </anim:par>
              <anim:par smil:begin="1.004s">
                <anim:par smil:begin="0s" smil:fill="hold" presentation:node-type="after-previous">
                  <anim:set smil:begin="0s" smil:dur="0.001s" smil:fill="hold" smil:targetElement="id5" smil:attributeName="visibility" smil:to="hidden"/>
                </anim:par>
              </anim:par>
              <anim:par smil:begin="1.005s">
                <anim:par smil:begin="0s" smil:fill="hold" presentation:node-type="after-previous">
                  <anim:set smil:begin="0s" smil:dur="0.2s" smil:fill="hold" smil:targetElement="id6" smil:attributeName="visibility" smil:to="visible"/>
                </anim:par>
              </anim:par>
              <anim:par smil:begin="1.205s">
                <anim:par smil:begin="0s" smil:fill="hold" presentation:node-type="after-previous">
                  <anim:set smil:begin="0s" smil:dur="0.001s" smil:fill="hold" smil:targetElement="id6" smil:attributeName="visibility" smil:to="hidden"/>
                </anim:par>
              </anim:par>
              <anim:par smil:begin="1.206s">
                <anim:par smil:begin="0s" smil:fill="hold" presentation:node-type="after-previous">
                  <anim:set smil:begin="0s" smil:dur="0.2s" smil:fill="hold" smil:targetElement="id7" smil:attributeName="visibility" smil:to="visible"/>
                </anim:par>
              </anim:par>
              <anim:par smil:begin="1.406s">
                <anim:par smil:begin="0s" smil:fill="hold" presentation:node-type="after-previous">
                  <anim:set smil:begin="0s" smil:dur="0.001s" smil:fill="hold" smil:targetElement="id7" smil:attributeName="visibility" smil:to="hidden"/>
                </anim:par>
              </anim:par>
              <anim:par smil:begin="1.407s">
                <anim:par smil:begin="0s" smil:fill="hold" presentation:node-type="after-previous">
                  <anim:set smil:begin="0s" smil:dur="0.2s" smil:fill="hold" smil:targetElement="id8" smil:attributeName="visibility" smil:to="visible"/>
                </anim:par>
              </anim:par>
              <anim:par smil:begin="1.607s">
                <anim:par smil:begin="0s" smil:fill="hold" presentation:node-type="after-previous">
                  <anim:set smil:begin="0s" smil:dur="0.001s" smil:fill="hold" smil:targetElement="id8" smil:attributeName="visibility" smil:to="hidden"/>
                </anim:par>
              </anim:par>
              <anim:par smil:begin="1.608s">
                <anim:par smil:begin="0s" smil:fill="hold" presentation:node-type="after-previous">
                  <anim:set smil:begin="0s" smil:dur="0.2s" smil:fill="hold" smil:targetElement="id9" smil:attributeName="visibility" smil:to="visible"/>
                </anim:par>
              </anim:par>
              <anim:par smil:begin="1.808s">
                <anim:par smil:begin="0s" smil:fill="hold" presentation:node-type="after-previous">
                  <anim:set smil:begin="0s" smil:dur="0.001s" smil:fill="hold" smil:targetElement="id9" smil:attributeName="visibility" smil:to="hidden"/>
                </anim:par>
              </anim:par>
              <anim:par smil:begin="1.809s">
                <anim:par smil:begin="0s" smil:fill="hold" presentation:node-type="after-previous">
                  <anim:set smil:begin="0s" smil:dur="0.2s" smil:fill="hold" smil:targetElement="id10" smil:attributeName="visibility" smil:to="visible"/>
                </anim:par>
              </anim:par>
              <anim:par smil:begin="2.009s">
                <anim:par smil:begin="0s" smil:fill="hold" presentation:node-type="after-previous">
                  <anim:set smil:begin="0s" smil:dur="0.001s" smil:fill="hold" smil:targetElement="id10" smil:attributeName="visibility" smil:to="hidden"/>
                </anim:par>
              </anim:par>
              <anim:par smil:begin="2.01s">
                <anim:par smil:begin="0s" smil:fill="hold" presentation:node-type="after-previous">
                  <anim:set smil:begin="0s" smil:dur="0.2s" smil:fill="hold" smil:targetElement="id11" smil:attributeName="visibility" smil:to="visible"/>
                </anim:par>
              </anim:par>
              <anim:par smil:begin="2.21s">
                <anim:par smil:begin="0s" smil:fill="hold" presentation:node-type="after-previous">
                  <anim:set smil:begin="0s" smil:dur="0.001s" smil:fill="hold" smil:targetElement="id11" smil:attributeName="visibility" smil:to="hidden"/>
                </anim:par>
              </anim:par>
              <anim:par smil:begin="2.211s">
                <anim:par smil:begin="0s" smil:fill="hold" presentation:node-type="after-previous">
                  <anim:set smil:begin="0s" smil:dur="0.2s" smil:fill="hold" smil:targetElement="id12" smil:attributeName="visibility" smil:to="visible"/>
                </anim:par>
              </anim:par>
              <anim:par smil:begin="2.411s">
                <anim:par smil:begin="0s" smil:fill="hold" presentation:node-type="after-previous">
                  <anim:set smil:begin="0s" smil:dur="0.001s" smil:fill="hold" smil:targetElement="id12" smil:attributeName="visibility" smil:to="hidden"/>
                </anim:par>
              </anim:par>
              <anim:par smil:begin="2.412s">
                <anim:par smil:begin="0s" smil:fill="hold" presentation:node-type="after-previous">
                  <anim:set smil:begin="0s" smil:dur="0.2s" smil:fill="hold" smil:targetElement="id13" smil:attributeName="visibility" smil:to="visible"/>
                </anim:par>
              </anim:par>
              <anim:par smil:begin="2.612s">
                <anim:par smil:begin="0s" smil:fill="hold" presentation:node-type="after-previous">
                  <anim:set smil:begin="0s" smil:dur="0.001s" smil:fill="hold" smil:targetElement="id13" smil:attributeName="visibility" smil:to="hidden"/>
                </anim:par>
              </anim:par>
              <anim:par smil:begin="2.613s">
                <anim:par smil:begin="0s" smil:fill="hold" presentation:node-type="after-previous">
                  <anim:set smil:begin="0s" smil:dur="0.2s" smil:fill="hold" smil:targetElement="id14" smil:attributeName="visibility" smil:to="visible"/>
                </anim:par>
              </anim:par>
              <anim:par smil:begin="2.813s">
                <anim:par smil:begin="0s" smil:fill="hold" presentation:node-type="after-previous">
                  <anim:set smil:begin="0s" smil:dur="0.001s" smil:fill="hold" smil:targetElement="id14" smil:attributeName="visibility" smil:to="hidden"/>
                </anim:par>
              </anim:par>
              <anim:par smil:begin="2.814s">
                <anim:par smil:begin="0s" smil:fill="hold" presentation:node-type="after-previous">
                  <anim:set smil:begin="0s" smil:dur="0.2s" smil:fill="hold" smil:targetElement="id15" smil:attributeName="visibility" smil:to="visible"/>
                </anim:par>
              </anim:par>
              <anim:par smil:begin="3.014s">
                <anim:par smil:begin="0s" smil:fill="hold" presentation:node-type="after-previous">
                  <anim:set smil:begin="0s" smil:dur="0.001s" smil:fill="hold" smil:targetElement="id15" smil:attributeName="visibility" smil:to="hidden"/>
                </anim:par>
              </anim:par>
              <anim:par smil:begin="3.015s">
                <anim:par smil:begin="0s" smil:fill="hold" presentation:node-type="after-previous">
                  <anim:set smil:begin="0s" smil:dur="0.2s" smil:fill="hold" smil:targetElement="id16" smil:attributeName="visibility" smil:to="visible"/>
                </anim:par>
              </anim:par>
              <anim:par smil:begin="3.215s">
                <anim:par smil:begin="0s" smil:fill="hold" presentation:node-type="after-previous">
                  <anim:set smil:begin="0s" smil:dur="0.001s" smil:fill="hold" smil:targetElement="id16" smil:attributeName="visibility" smil:to="hidden"/>
                </anim:par>
              </anim:par>
              <anim:par smil:begin="3.216s">
                <anim:par smil:begin="0s" smil:fill="hold" presentation:node-type="after-previous">
                  <anim:set smil:begin="0s" smil:dur="0.2s" smil:fill="hold" smil:targetElement="id17" smil:attributeName="visibility" smil:to="visible"/>
                </anim:par>
              </anim:par>
              <anim:par smil:begin="3.416s">
                <anim:par smil:begin="0s" smil:fill="hold" presentation:node-type="after-previous">
                  <anim:set smil:begin="0s" smil:dur="0.001s" smil:fill="hold" smil:targetElement="id17" smil:attributeName="visibility" smil:to="hidden"/>
                </anim:par>
              </anim:par>
              <anim:par smil:begin="3.417s">
                <anim:par smil:begin="0s" smil:fill="hold" presentation:node-type="after-previous">
                  <anim:set smil:begin="0s" smil:dur="0.2s" smil:fill="hold" smil:targetElement="id18" smil:attributeName="visibility" smil:to="visible"/>
                </anim:par>
              </anim:par>
              <anim:par smil:begin="3.617s">
                <anim:par smil:begin="0s" smil:fill="hold" presentation:node-type="after-previous">
                  <anim:set smil:begin="0s" smil:dur="0.001s" smil:fill="hold" smil:targetElement="id18" smil:attributeName="visibility" smil:to="hidden"/>
                </anim:par>
              </anim:par>
              <anim:par smil:begin="3.618s">
                <anim:par smil:begin="0s" smil:fill="hold" presentation:node-type="after-previous">
                  <anim:set smil:begin="0s" smil:dur="0.2s" smil:fill="hold" smil:targetElement="id19" smil:attributeName="visibility" smil:to="visible"/>
                </anim:par>
              </anim:par>
              <anim:par smil:begin="3.818s">
                <anim:par smil:begin="0s" smil:fill="hold" presentation:node-type="after-previous">
                  <anim:set smil:begin="0s" smil:dur="0.001s" smil:fill="hold" smil:targetElement="id19" smil:attributeName="visibility" smil:to="hidden"/>
                </anim:par>
              </anim:par>
              <anim:par smil:begin="3.819s">
                <anim:par smil:begin="0s" smil:fill="hold" presentation:node-type="after-previous">
                  <anim:set smil:begin="0s" smil:dur="0.2s" smil:fill="hold" smil:targetElement="id20" smil:attributeName="visibility" smil:to="visible"/>
                </anim:par>
              </anim:par>
              <anim:par smil:begin="4.019s">
                <anim:par smil:begin="0s" smil:fill="hold" presentation:node-type="after-previous">
                  <anim:set smil:begin="0s" smil:dur="0.001s" smil:fill="hold" smil:targetElement="id20" smil:attributeName="visibility" smil:to="hidden"/>
                </anim:par>
              </anim:par>
              <anim:par smil:begin="4.02s">
                <anim:par smil:begin="0s" smil:fill="hold" presentation:node-type="after-previous">
                  <anim:set smil:begin="0s" smil:dur="0.2s" smil:fill="hold" smil:targetElement="id21" smil:attributeName="visibility" smil:to="visible"/>
                </anim:par>
              </anim:par>
              <anim:par smil:begin="4.22s">
                <anim:par smil:begin="0s" smil:fill="hold" presentation:node-type="after-previous">
                  <anim:set smil:begin="0s" smil:dur="0.001s" smil:fill="hold" smil:targetElement="id21" smil:attributeName="visibility" smil:to="hidden"/>
                </anim:par>
              </anim:par>
              <anim:par smil:begin="4.221s">
                <anim:par smil:begin="0s" smil:fill="hold" presentation:node-type="after-previous">
                  <anim:set smil:begin="0s" smil:dur="0.2s" smil:fill="hold" smil:targetElement="id22" smil:attributeName="visibility" smil:to="visible"/>
                </anim:par>
              </anim:par>
              <anim:par smil:begin="4.421s">
                <anim:par smil:begin="0s" smil:fill="hold" presentation:node-type="after-previous">
                  <anim:set smil:begin="0s" smil:dur="0.001s" smil:fill="hold" smil:targetElement="id22" smil:attributeName="visibility" smil:to="hidden"/>
                </anim:par>
              </anim:par>
              <anim:par smil:begin="4.422s">
                <anim:par smil:begin="0s" smil:fill="hold" presentation:node-type="after-previous">
                  <anim:set smil:begin="0s" smil:dur="0.2s" smil:fill="hold" smil:targetElement="id23" smil:attributeName="visibility" smil:to="visible"/>
                </anim:par>
              </anim:par>
              <anim:par smil:begin="4.622s">
                <anim:par smil:begin="0s" smil:fill="hold" presentation:node-type="after-previous">
                  <anim:set smil:begin="0s" smil:dur="0.001s" smil:fill="hold" smil:targetElement="id23" smil:attributeName="visibility" smil:to="hidden"/>
                </anim:par>
              </anim:par>
              <anim:par smil:begin="4.623s">
                <anim:par smil:begin="0s" smil:fill="hold" presentation:node-type="after-previous">
                  <anim:set smil:begin="0s" smil:dur="0.2s" smil:fill="hold" smil:targetElement="id24" smil:attributeName="visibility" smil:to="visible"/>
                </anim:par>
              </anim:par>
              <anim:par smil:begin="4.823s">
                <anim:par smil:begin="0s" smil:fill="hold" presentation:node-type="after-previous">
                  <anim:set smil:begin="0s" smil:dur="0.001s" smil:fill="hold" smil:targetElement="id24" smil:attributeName="visibility" smil:to="hidden"/>
                </anim:par>
              </anim:par>
              <anim:par smil:begin="4.824s">
                <anim:par smil:begin="0s" smil:fill="hold" presentation:node-type="after-previous">
                  <anim:set smil:begin="0s" smil:dur="0.2s" smil:fill="hold" smil:targetElement="id25" smil:attributeName="visibility" smil:to="visible"/>
                </anim:par>
              </anim:par>
              <anim:par smil:begin="5.024s">
                <anim:par smil:begin="0s" smil:fill="hold" presentation:node-type="after-previous">
                  <anim:set smil:begin="0s" smil:dur="0.001s" smil:fill="hold" smil:targetElement="id25" smil:attributeName="visibility" smil:to="hidden"/>
                </anim:par>
              </anim:par>
              <anim:par smil:begin="5.025s">
                <anim:par smil:begin="0s" smil:fill="hold" presentation:node-type="after-previous">
                  <anim:set smil:begin="0s" smil:dur="0.2s" smil:fill="hold" smil:targetElement="id26" smil:attributeName="visibility" smil:to="visible"/>
                </anim:par>
              </anim:par>
              <anim:par smil:begin="5.225s">
                <anim:par smil:begin="0s" smil:fill="hold" presentation:node-type="after-previous">
                  <anim:set smil:begin="0s" smil:dur="0.001s" smil:fill="hold" smil:targetElement="id26" smil:attributeName="visibility" smil:to="hidden"/>
                </anim:par>
              </anim:par>
              <anim:par smil:begin="5.226s">
                <anim:par smil:begin="0s" smil:fill="hold" presentation:node-type="after-previous">
                  <anim:set smil:begin="0s" smil:dur="0.2s" smil:fill="hold" smil:targetElement="id27" smil:attributeName="visibility" smil:to="visible"/>
                </anim:par>
              </anim:par>
              <anim:par smil:begin="5.426s">
                <anim:par smil:begin="0s" smil:fill="hold" presentation:node-type="after-previous">
                  <anim:set smil:begin="0s" smil:dur="0.001s" smil:fill="hold" smil:targetElement="id27" smil:attributeName="visibility" smil:to="hidden"/>
                </anim:par>
              </anim:par>
              <anim:par smil:begin="5.427s">
                <anim:par smil:begin="0s" smil:fill="hold" presentation:node-type="after-previous">
                  <anim:set smil:begin="0s" smil:dur="0.2s" smil:fill="hold" smil:targetElement="id28" smil:attributeName="visibility" smil:to="visible"/>
                </anim:par>
              </anim:par>
              <anim:par smil:begin="5.627s">
                <anim:par smil:begin="0s" smil:fill="hold" presentation:node-type="after-previous">
                  <anim:set smil:begin="0s" smil:dur="0.001s" smil:fill="hold" smil:targetElement="id28" smil:attributeName="visibility" smil:to="hidden"/>
                </anim:par>
              </anim:par>
              <anim:par smil:begin="5.628s">
                <anim:par smil:begin="0s" smil:fill="hold" presentation:node-type="after-previous">
                  <anim:set smil:begin="0s" smil:dur="0.2s" smil:fill="hold" smil:targetElement="id29" smil:attributeName="visibility" smil:to="visible"/>
                </anim:par>
              </anim:par>
              <anim:par smil:begin="5.82800000000001s">
                <anim:par smil:begin="0s" smil:fill="hold" presentation:node-type="after-previous">
                  <anim:set smil:begin="0s" smil:dur="0.001s" smil:fill="hold" smil:targetElement="id29" smil:attributeName="visibility" smil:to="hidden"/>
                </anim:par>
              </anim:par>
              <anim:par smil:begin="5.82900000000001s">
                <anim:par smil:begin="0s" smil:fill="hold" presentation:node-type="after-previous">
                  <anim:set smil:begin="0s" smil:dur="0.2s" smil:fill="hold" smil:targetElement="id30" smil:attributeName="visibility" smil:to="visible"/>
                </anim:par>
              </anim:par>
              <anim:par smil:begin="6.02900000000001s">
                <anim:par smil:begin="0s" smil:fill="hold" presentation:node-type="after-previous">
                  <anim:set smil:begin="0s" smil:dur="0.001s" smil:fill="hold" smil:targetElement="id30" smil:attributeName="visibility" smil:to="hidden"/>
                </anim:par>
              </anim:par>
              <anim:par smil:begin="6.03000000000001s">
                <anim:par smil:begin="0s" smil:fill="hold" presentation:node-type="after-previous">
                  <anim:set smil:begin="0s" smil:dur="0.2s" smil:fill="hold" smil:targetElement="id31" smil:attributeName="visibility" smil:to="visible"/>
                </anim:par>
              </anim:par>
              <anim:par smil:begin="6.23000000000001s">
                <anim:par smil:begin="0s" smil:fill="hold" presentation:node-type="after-previous">
                  <anim:set smil:begin="0s" smil:dur="0.001s" smil:fill="hold" smil:targetElement="id31" smil:attributeName="visibility" smil:to="hidden"/>
                </anim:par>
              </anim:par>
              <anim:par smil:begin="6.23100000000001s">
                <anim:par smil:begin="0s" smil:fill="hold" presentation:node-type="after-previous">
                  <anim:set smil:begin="0s" smil:dur="0.2s" smil:fill="hold" smil:targetElement="id32" smil:attributeName="visibility" smil:to="visible"/>
                </anim:par>
              </anim:par>
              <anim:par smil:begin="6.43100000000001s">
                <anim:par smil:begin="0s" smil:fill="hold" presentation:node-type="after-previous">
                  <anim:set smil:begin="0s" smil:dur="0.001s" smil:fill="hold" smil:targetElement="id32" smil:attributeName="visibility" smil:to="hidden"/>
                </anim:par>
              </anim:par>
              <anim:par smil:begin="6.43200000000001s">
                <anim:par smil:begin="0s" smil:fill="hold" presentation:node-type="after-previous">
                  <anim:set smil:begin="0s" smil:dur="0.2s" smil:fill="hold" smil:targetElement="id33" smil:attributeName="visibility" smil:to="visible"/>
                </anim:par>
              </anim:par>
              <anim:par smil:begin="6.63200000000001s">
                <anim:par smil:begin="0s" smil:fill="hold" presentation:node-type="after-previous">
                  <anim:set smil:begin="0s" smil:dur="0.001s" smil:fill="hold" smil:targetElement="id33" smil:attributeName="visibility" smil:to="hidden"/>
                </anim:par>
              </anim:par>
              <anim:par smil:begin="6.63300000000001s">
                <anim:par smil:begin="0s" smil:fill="hold" presentation:node-type="after-previous">
                  <anim:set smil:begin="0s" smil:dur="0.2s" smil:fill="hold" smil:targetElement="id34" smil:attributeName="visibility" smil:to="visible"/>
                </anim:par>
              </anim:par>
              <anim:par smil:begin="6.83300000000001s">
                <anim:par smil:begin="0s" smil:fill="hold" presentation:node-type="after-previous">
                  <anim:set smil:begin="0s" smil:dur="0.001s" smil:fill="hold" smil:targetElement="id34" smil:attributeName="visibility" smil:to="hidden"/>
                </anim:par>
              </anim:par>
              <anim:par smil:begin="6.83400000000001s">
                <anim:par smil:begin="0s" smil:fill="hold" presentation:node-type="after-previous">
                  <anim:set smil:begin="0s" smil:dur="0.2s" smil:fill="hold" smil:targetElement="id35" smil:attributeName="visibility" smil:to="visible"/>
                </anim:par>
              </anim:par>
              <anim:par smil:begin="7.03400000000001s">
                <anim:par smil:begin="0s" smil:fill="hold" presentation:node-type="after-previous">
                  <anim:set smil:begin="0s" smil:dur="0.001s" smil:fill="hold" smil:targetElement="id35" smil:attributeName="visibility" smil:to="hidden"/>
                </anim:par>
              </anim:par>
              <anim:par smil:begin="7.03500000000001s">
                <anim:par smil:begin="0s" smil:fill="hold" presentation:node-type="after-previous">
                  <anim:set smil:begin="0s" smil:dur="0.2s" smil:fill="hold" smil:targetElement="id36" smil:attributeName="visibility" smil:to="visible"/>
                </anim:par>
              </anim:par>
              <anim:par smil:begin="7.23500000000001s">
                <anim:par smil:begin="0s" smil:fill="hold" presentation:node-type="after-previous">
                  <anim:set smil:begin="0s" smil:dur="0.001s" smil:fill="hold" smil:targetElement="id36" smil:attributeName="visibility" smil:to="hidden"/>
                </anim:par>
              </anim:par>
              <anim:par smil:begin="7.23600000000001s">
                <anim:par smil:begin="0s" smil:fill="hold" presentation:node-type="after-previous">
                  <anim:set smil:begin="0s" smil:dur="0.2s" smil:fill="hold" smil:targetElement="id37" smil:attributeName="visibility" smil:to="visible"/>
                </anim:par>
              </anim:par>
              <anim:par smil:begin="7.43600000000001s">
                <anim:par smil:begin="0s" smil:fill="hold" presentation:node-type="after-previous">
                  <anim:set smil:begin="0s" smil:dur="0.001s" smil:fill="hold" smil:targetElement="id37" smil:attributeName="visibility" smil:to="hidden"/>
                </anim:par>
              </anim:par>
              <anim:par smil:begin="7.43700000000001s">
                <anim:par smil:begin="0s" smil:fill="hold" presentation:node-type="after-previous">
                  <anim:set smil:begin="0s" smil:dur="0.2s" smil:fill="hold" smil:targetElement="id38" smil:attributeName="visibility" smil:to="visible"/>
                </anim:par>
              </anim:par>
              <anim:par smil:begin="7.63700000000001s">
                <anim:par smil:begin="0s" smil:fill="hold" presentation:node-type="after-previous">
                  <anim:set smil:begin="0s" smil:dur="0.001s" smil:fill="hold" smil:targetElement="id38" smil:attributeName="visibility" smil:to="hidden"/>
                </anim:par>
              </anim:par>
              <anim:par smil:begin="7.63800000000001s">
                <anim:par smil:begin="0s" smil:fill="hold" presentation:node-type="after-previous">
                  <anim:set smil:begin="0s" smil:dur="0.2s" smil:fill="hold" smil:targetElement="id39" smil:attributeName="visibility" smil:to="visible"/>
                </anim:par>
              </anim:par>
              <anim:par smil:begin="7.83800000000001s">
                <anim:par smil:begin="0s" smil:fill="hold" presentation:node-type="after-previous">
                  <anim:set smil:begin="0s" smil:dur="0.001s" smil:fill="hold" smil:targetElement="id39" smil:attributeName="visibility" smil:to="hidden"/>
                </anim:par>
              </anim:par>
              <anim:par smil:begin="7.83900000000001s">
                <anim:par smil:begin="0s" smil:fill="hold" presentation:node-type="after-previous">
                  <anim:set smil:begin="0s" smil:dur="0.2s" smil:fill="hold" smil:targetElement="id40" smil:attributeName="visibility" smil:to="visible"/>
                </anim:par>
              </anim:par>
              <anim:par smil:begin="8.03900000000001s">
                <anim:par smil:begin="0s" smil:fill="hold" presentation:node-type="after-previous">
                  <anim:set smil:begin="0s" smil:dur="0.001s" smil:fill="hold" smil:targetElement="id40" smil:attributeName="visibility" smil:to="hidden"/>
                </anim:par>
              </anim:par>
              <anim:par smil:begin="8.04000000000001s">
                <anim:par smil:begin="0s" smil:fill="hold" presentation:node-type="after-previous">
                  <anim:set smil:begin="0s" smil:dur="0.2s" smil:fill="hold" smil:targetElement="id41" smil:attributeName="visibility" smil:to="visible"/>
                </anim:par>
              </anim:par>
              <anim:par smil:begin="8.24000000000001s">
                <anim:par smil:begin="0s" smil:fill="hold" presentation:node-type="after-previous">
                  <anim:set smil:begin="0s" smil:dur="0.001s" smil:fill="hold" smil:targetElement="id41" smil:attributeName="visibility" smil:to="hidden"/>
                </anim:par>
              </anim:par>
              <anim:par smil:begin="8.24100000000001s">
                <anim:par smil:begin="0s" smil:fill="hold" presentation:node-type="after-previous">
                  <anim:set smil:begin="0s" smil:dur="0.2s" smil:fill="hold" smil:targetElement="id42" smil:attributeName="visibility" smil:to="visible"/>
                </anim:par>
              </anim:par>
              <anim:par smil:begin="8.44100000000001s">
                <anim:par smil:begin="0s" smil:fill="hold" presentation:node-type="after-previous">
                  <anim:set smil:begin="0s" smil:dur="0.001s" smil:fill="hold" smil:targetElement="id42" smil:attributeName="visibility" smil:to="hidden"/>
                </anim:par>
              </anim:par>
              <anim:par smil:begin="8.44200000000001s">
                <anim:par smil:begin="0s" smil:fill="hold" presentation:node-type="after-previous">
                  <anim:set smil:begin="0s" smil:dur="0.2s" smil:fill="hold" smil:targetElement="id43" smil:attributeName="visibility" smil:to="visible"/>
                </anim:par>
              </anim:par>
              <anim:par smil:begin="8.64200000000001s">
                <anim:par smil:begin="0s" smil:fill="hold" presentation:node-type="after-previous">
                  <anim:set smil:begin="0s" smil:dur="0.001s" smil:fill="hold" smil:targetElement="id43" smil:attributeName="visibility" smil:to="hidden"/>
                </anim:par>
              </anim:par>
              <anim:par smil:begin="8.64300000000001s">
                <anim:par smil:begin="0s" smil:fill="hold" presentation:node-type="after-previous">
                  <anim:set smil:begin="0s" smil:dur="0.2s" smil:fill="hold" smil:targetElement="id44" smil:attributeName="visibility" smil:to="visible"/>
                </anim:par>
              </anim:par>
              <anim:par smil:begin="8.84300000000001s">
                <anim:par smil:begin="0s" smil:fill="hold" presentation:node-type="after-previous">
                  <anim:set smil:begin="0s" smil:dur="0.001s" smil:fill="hold" smil:targetElement="id44" smil:attributeName="visibility" smil:to="hidden"/>
                </anim:par>
              </anim:par>
              <anim:par smil:begin="8.84400000000001s">
                <anim:par smil:begin="0s" smil:fill="hold" presentation:node-type="after-previous">
                  <anim:set smil:begin="0s" smil:dur="0.2s" smil:fill="hold" smil:targetElement="id45" smil:attributeName="visibility" smil:to="visible"/>
                </anim:par>
              </anim:par>
              <anim:par smil:begin="9.044s">
                <anim:par smil:begin="0s" smil:fill="hold" presentation:node-type="after-previous">
                  <anim:set smil:begin="0s" smil:dur="0.001s" smil:fill="hold" smil:targetElement="id45" smil:attributeName="visibility" smil:to="hidden"/>
                </anim:par>
              </anim:par>
              <anim:par smil:begin="9.045s">
                <anim:par smil:begin="0s" smil:fill="hold" presentation:node-type="after-previous">
                  <anim:set smil:begin="0s" smil:dur="0.2s" smil:fill="hold" smil:targetElement="id46" smil:attributeName="visibility" smil:to="visible"/>
                </anim:par>
              </anim:par>
              <anim:par smil:begin="9.245s">
                <anim:par smil:begin="0s" smil:fill="hold" presentation:node-type="after-previous">
                  <anim:set smil:begin="0s" smil:dur="0.001s" smil:fill="hold" smil:targetElement="id46" smil:attributeName="visibility" smil:to="hidden"/>
                </anim:par>
              </anim:par>
              <anim:par smil:begin="9.246s">
                <anim:par smil:begin="0s" smil:fill="hold" presentation:node-type="after-previous">
                  <anim:set smil:begin="0s" smil:dur="0.2s" smil:fill="hold" smil:targetElement="id47" smil:attributeName="visibility" smil:to="visible"/>
                </anim:par>
              </anim:par>
              <anim:par smil:begin="9.446s">
                <anim:par smil:begin="0s" smil:fill="hold" presentation:node-type="after-previous">
                  <anim:set smil:begin="0s" smil:dur="0.001s" smil:fill="hold" smil:targetElement="id47" smil:attributeName="visibility" smil:to="hidden"/>
                </anim:par>
              </anim:par>
              <anim:par smil:begin="9.447s">
                <anim:par smil:begin="0s" smil:fill="hold" presentation:node-type="after-previous">
                  <anim:set smil:begin="0s" smil:dur="0.2s" smil:fill="hold" smil:targetElement="id48" smil:attributeName="visibility" smil:to="visible"/>
                </anim:par>
              </anim:par>
              <anim:par smil:begin="9.647s">
                <anim:par smil:begin="0s" smil:fill="hold" presentation:node-type="after-previous">
                  <anim:set smil:begin="0s" smil:dur="0.001s" smil:fill="hold" smil:targetElement="id48" smil:attributeName="visibility" smil:to="hidden"/>
                </anim:par>
              </anim:par>
              <anim:par smil:begin="9.648s">
                <anim:par smil:begin="0s" smil:fill="hold" presentation:node-type="after-previous">
                  <anim:set smil:begin="0s" smil:dur="0.2s" smil:fill="hold" smil:targetElement="id49" smil:attributeName="visibility" smil:to="visible"/>
                </anim:par>
              </anim:par>
              <anim:par smil:begin="9.848s">
                <anim:par smil:begin="0s" smil:fill="hold" presentation:node-type="after-previous">
                  <anim:set smil:begin="0s" smil:dur="0.001s" smil:fill="hold" smil:targetElement="id49" smil:attributeName="visibility" smil:to="hidden"/>
                </anim:par>
              </anim:par>
              <anim:par smil:begin="9.849s">
                <anim:par smil:begin="0s" smil:fill="hold" presentation:node-type="after-previous">
                  <anim:set smil:begin="0s" smil:dur="0.2s" smil:fill="hold" smil:targetElement="id50" smil:attributeName="visibility" smil:to="visible"/>
                </anim:par>
              </anim:par>
              <anim:par smil:begin="10.049s">
                <anim:par smil:begin="0s" smil:fill="hold" presentation:node-type="after-previous">
                  <anim:set smil:begin="0s" smil:dur="0.001s" smil:fill="hold" smil:targetElement="id50" smil:attributeName="visibility" smil:to="hidden"/>
                </anim:par>
              </anim:par>
              <anim:par smil:begin="10.05s">
                <anim:par smil:begin="0s" smil:fill="hold" presentation:node-type="after-previous">
                  <anim:set smil:begin="0s" smil:dur="0.2s" smil:fill="hold" smil:targetElement="id51" smil:attributeName="visibility" smil:to="visible"/>
                </anim:par>
              </anim:par>
              <anim:par smil:begin="10.25s">
                <anim:par smil:begin="0s" smil:fill="hold" presentation:node-type="after-previous">
                  <anim:set smil:begin="0s" smil:dur="0.001s" smil:fill="hold" smil:targetElement="id51" smil:attributeName="visibility" smil:to="hidden"/>
                </anim:par>
              </anim:par>
              <anim:par smil:begin="10.251s">
                <anim:par smil:begin="0s" smil:fill="hold" presentation:node-type="after-previous">
                  <anim:set smil:begin="0s" smil:dur="0.2s" smil:fill="hold" smil:targetElement="id52" smil:attributeName="visibility" smil:to="visible"/>
                </anim:par>
              </anim:par>
              <anim:par smil:begin="10.451s">
                <anim:par smil:begin="0s" smil:fill="hold" presentation:node-type="after-previous">
                  <anim:set smil:begin="0s" smil:dur="0.001s" smil:fill="hold" smil:targetElement="id52" smil:attributeName="visibility" smil:to="hidden"/>
                </anim:par>
              </anim:par>
              <anim:par smil:begin="10.452s">
                <anim:par smil:begin="0s" smil:fill="hold" presentation:node-type="after-previous">
                  <anim:set smil:begin="0s" smil:dur="0.2s" smil:fill="hold" smil:targetElement="id53" smil:attributeName="visibility" smil:to="visible"/>
                </anim:par>
              </anim:par>
              <anim:par smil:begin="10.652s">
                <anim:par smil:begin="0s" smil:fill="hold" presentation:node-type="after-previous">
                  <anim:set smil:begin="0s" smil:dur="0.001s" smil:fill="hold" smil:targetElement="id53" smil:attributeName="visibility" smil:to="hidden"/>
                </anim:par>
              </anim:par>
              <anim:par smil:begin="10.653s">
                <anim:par smil:begin="0s" smil:fill="hold" presentation:node-type="after-previous">
                  <anim:set smil:begin="0s" smil:dur="0.2s" smil:fill="hold" smil:targetElement="id54" smil:attributeName="visibility" smil:to="visible"/>
                </anim:par>
              </anim:par>
              <anim:par smil:begin="10.853s">
                <anim:par smil:begin="0s" smil:fill="hold" presentation:node-type="after-previous">
                  <anim:set smil:begin="0s" smil:dur="0.001s" smil:fill="hold" smil:targetElement="id54" smil:attributeName="visibility" smil:to="hidden"/>
                </anim:par>
              </anim:par>
              <anim:par smil:begin="10.854s">
                <anim:par smil:begin="0s" smil:fill="hold" presentation:node-type="after-previous">
                  <anim:set smil:begin="0s" smil:dur="0.2s" smil:fill="hold" smil:targetElement="id55" smil:attributeName="visibility" smil:to="visible"/>
                </anim:par>
              </anim:par>
              <anim:par smil:begin="11.054s">
                <anim:par smil:begin="0s" smil:fill="hold" presentation:node-type="after-previous">
                  <anim:set smil:begin="0s" smil:dur="0.001s" smil:fill="hold" smil:targetElement="id55" smil:attributeName="visibility" smil:to="hidden"/>
                </anim:par>
              </anim:par>
              <anim:par smil:begin="11.055s">
                <anim:par smil:begin="0s" smil:fill="hold" presentation:node-type="after-previous">
                  <anim:set smil:begin="0s" smil:dur="0.2s" smil:fill="hold" smil:targetElement="id56" smil:attributeName="visibility" smil:to="visible"/>
                </anim:par>
              </anim:par>
              <anim:par smil:begin="11.255s">
                <anim:par smil:begin="0s" smil:fill="hold" presentation:node-type="after-previous">
                  <anim:set smil:begin="0s" smil:dur="0.001s" smil:fill="hold" smil:targetElement="id56" smil:attributeName="visibility" smil:to="hidden"/>
                </anim:par>
              </anim:par>
              <anim:par smil:begin="11.256s">
                <anim:par smil:begin="0s" smil:fill="hold" presentation:node-type="after-previous">
                  <anim:set smil:begin="0s" smil:dur="0.2s" smil:fill="hold" smil:targetElement="id57" smil:attributeName="visibility" smil:to="visible"/>
                </anim:par>
              </anim:par>
              <anim:par smil:begin="11.456s">
                <anim:par smil:begin="0s" smil:fill="hold" presentation:node-type="after-previous">
                  <anim:set smil:begin="0s" smil:dur="0.001s" smil:fill="hold" smil:targetElement="id57" smil:attributeName="visibility" smil:to="hidden"/>
                </anim:par>
              </anim:par>
              <anim:par smil:begin="11.457s">
                <anim:par smil:begin="0s" smil:fill="hold" presentation:node-type="after-previous">
                  <anim:set smil:begin="0s" smil:dur="0.2s" smil:fill="hold" smil:targetElement="id58" smil:attributeName="visibility" smil:to="visible"/>
                </anim:par>
              </anim:par>
              <anim:par smil:begin="11.657s">
                <anim:par smil:begin="0s" smil:fill="hold" presentation:node-type="after-previous">
                  <anim:set smil:begin="0s" smil:dur="0.001s" smil:fill="hold" smil:targetElement="id58" smil:attributeName="visibility" smil:to="hidden"/>
                </anim:par>
              </anim:par>
              <anim:par smil:begin="11.658s">
                <anim:par smil:begin="0s" smil:fill="hold" presentation:node-type="after-previous">
                  <anim:set smil:begin="0s" smil:dur="0.2s" smil:fill="hold" smil:targetElement="id59" smil:attributeName="visibility" smil:to="visible"/>
                </anim:par>
              </anim:par>
              <anim:par smil:begin="11.858s">
                <anim:par smil:begin="0s" smil:fill="hold" presentation:node-type="after-previous">
                  <anim:set smil:begin="0s" smil:dur="0.001s" smil:fill="hold" smil:targetElement="id59" smil:attributeName="visibility" smil:to="hidden"/>
                </anim:par>
              </anim:par>
              <anim:par smil:begin="11.859s">
                <anim:par smil:begin="0s" smil:fill="hold" presentation:node-type="after-previous">
                  <anim:set smil:begin="0s" smil:dur="0.2s" smil:fill="hold" smil:targetElement="id60" smil:attributeName="visibility" smil:to="visible"/>
                </anim:par>
              </anim:par>
              <anim:par smil:begin="12.059s">
                <anim:par smil:begin="0s" smil:fill="hold" presentation:node-type="after-previous">
                  <anim:set smil:begin="0s" smil:dur="0.001s" smil:fill="hold" smil:targetElement="id60" smil:attributeName="visibility" smil:to="hidden"/>
                </anim:par>
              </anim:par>
              <anim:par smil:begin="12.06s">
                <anim:par smil:begin="0s" smil:fill="hold" presentation:node-type="after-previous">
                  <anim:set smil:begin="0s" smil:dur="0.2s" smil:fill="hold" smil:targetElement="id61" smil:attributeName="visibility" smil:to="visible"/>
                </anim:par>
              </anim:par>
              <anim:par smil:begin="12.26s">
                <anim:par smil:begin="0s" smil:fill="hold" presentation:node-type="after-previous">
                  <anim:set smil:begin="0s" smil:dur="0.001s" smil:fill="hold" smil:targetElement="id61" smil:attributeName="visibility" smil:to="hidden"/>
                </anim:par>
              </anim:par>
              <anim:par smil:begin="12.261s">
                <anim:par smil:begin="0s" smil:fill="hold" presentation:node-type="after-previous">
                  <anim:set smil:begin="0s" smil:dur="0.2s" smil:fill="hold" smil:targetElement="id62" smil:attributeName="visibility" smil:to="visible"/>
                </anim:par>
              </anim:par>
              <anim:par smil:begin="12.461s">
                <anim:par smil:begin="0s" smil:fill="hold" presentation:node-type="after-previous">
                  <anim:set smil:begin="0s" smil:dur="0.001s" smil:fill="hold" smil:targetElement="id62" smil:attributeName="visibility" smil:to="hidden"/>
                </anim:par>
              </anim:par>
              <anim:par smil:begin="12.462s">
                <anim:par smil:begin="0s" smil:fill="hold" presentation:node-type="after-previous">
                  <anim:set smil:begin="0s" smil:dur="0.2s" smil:fill="hold" smil:targetElement="id63" smil:attributeName="visibility" smil:to="visible"/>
                </anim:par>
              </anim:par>
              <anim:par smil:begin="12.662s">
                <anim:par smil:begin="0s" smil:fill="hold" presentation:node-type="after-previous">
                  <anim:set smil:begin="0s" smil:dur="0.001s" smil:fill="hold" smil:targetElement="id63" smil:attributeName="visibility" smil:to="hidden"/>
                </anim:par>
              </anim:par>
              <anim:par smil:begin="12.663s">
                <anim:par smil:begin="0s" smil:fill="hold" presentation:node-type="after-previous">
                  <anim:set smil:begin="0s" smil:dur="0.2s" smil:fill="hold" smil:targetElement="id64" smil:attributeName="visibility" smil:to="visible"/>
                </anim:par>
              </anim:par>
              <anim:par smil:begin="12.863s">
                <anim:par smil:begin="0s" smil:fill="hold" presentation:node-type="after-previous">
                  <anim:set smil:begin="0s" smil:dur="0.001s" smil:fill="hold" smil:targetElement="id6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1" draw:layer="layout" svg:width="25.24cm" svg:height="9.921cm" svg:x="1.76cm" svg:y="1.48cm">
          <draw:image xlink:href="Pictures/10000018000003BA000001771D83B9222FFEA72C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2:14:40.259124956</meta:creation-date>
    <dc:date>2020-09-25T19:46:21.545345008</dc:date>
    <meta:editing-duration>PT11M48S</meta:editing-duration>
    <meta:editing-cycles>4</meta:editing-cycles>
    <meta:generator>LibreOffice/6.4.6.2$Linux_X86_64 LibreOffice_project/40$Build-2</meta:generator>
    <meta:document-statistic meta:object-count="28"/>
  </office:meta>
</office:document-meta>
</file>